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cd69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d697" officeooo:paragraph-rsid="001cd69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93d6" officeooo:paragraph-rsid="001e93d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8212" officeooo:paragraph-rsid="001f821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ae65" officeooo:paragraph-rsid="0020ae65" style:font-weight-asian="bold" style:font-weight-complex="bold"/>
    </style:style>
    <style:style style:name="P6" style:family="paragraph" style:parent-style-name="Standard">
      <style:text-properties officeooo:paragraph-rsid="001cd697"/>
    </style:style>
    <style:style style:name="P7" style:family="paragraph" style:parent-style-name="Standard">
      <style:text-properties officeooo:rsid="001cd697" officeooo:paragraph-rsid="001cd697"/>
    </style:style>
    <style:style style:name="P8" style:family="paragraph" style:parent-style-name="Standard">
      <style:text-properties officeooo:rsid="001e93d6" officeooo:paragraph-rsid="001e93d6"/>
    </style:style>
    <style:style style:name="P9" style:family="paragraph" style:parent-style-name="Standard">
      <style:text-properties officeooo:rsid="001f8212" officeooo:paragraph-rsid="001f8212"/>
    </style:style>
    <style:style style:name="P10" style:family="paragraph" style:parent-style-name="Standard">
      <style:text-properties officeooo:rsid="001f8212" officeooo:paragraph-rsid="0020ae65"/>
    </style:style>
    <style:style style:name="P11" style:family="paragraph" style:parent-style-name="Standard">
      <style:text-properties officeooo:rsid="0020ae65" officeooo:paragraph-rsid="0020ae65"/>
    </style:style>
    <style:style style:name="T1" style:family="text">
      <style:text-properties officeooo:rsid="002bf4c2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cd697"/>
    </style:style>
    <style:style style:name="T4" style:family="text">
      <style:text-properties officeooo:rsid="00253024"/>
    </style:style>
    <style:style style:name="T5" style:family="text">
      <style:text-properties officeooo:rsid="002d3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 -: <text:span text:style-name="T3">6</text:span></text:p>
      <text:p text:style-name="P1"/>
      <text:p text:style-name="P6"><text:span text:style-name="T2">Purpose</text:span>: I<text:span text:style-name="T3">mplement a State design pattern.</text:span></text:p>
      <text:p text:style-name="P6"/>
      <text:p text:style-name="P6">*****************************BussinesLogic Pa<text:span text:style-name="T1">ckage***</text:span>****************************</text:p>
      <text:p text:style-name="P2">1)Defect.java</text:p>
      <text:p text:style-name="P2"/>
      <text:p text:style-name="P7">package ccoew.it.i2.BusinessLogic;</text:p>
      <text:p text:style-name="P7"></text:p>
      <text:p text:style-name="P7">public class Defect {</text:p>
      <text:p text:style-name="P7"></text:p>
      <text:p text:style-name="P7"><text:tab/>private Person tester;</text:p>
      <text:p text:style-name="P7"><text:tab/>private Person developer;</text:p>
      <text:p text:style-name="P7"><text:tab/>private Person reviewer;</text:p>
      <text:p text:style-name="P7"><text:tab/>private State state;</text:p>
      <text:p text:style-name="P7"><text:tab/>private Long lines;</text:p>
      <text:p text:style-name="P7"></text:p>
      <text:p text:style-name="P7"><text:tab/>public void enterDefectToDTS(Defect D) {</text:p>
      <text:p text:style-name="P7"></text:p>
      <text:p text:style-name="P7"><text:tab/><text:tab/>setTester(new Person("Suresh"));</text:p>
      <text:p text:style-name="P7"><text:tab/><text:tab/>System.out.println("\n A software Tester "+this.getTester()+" enters a defect in defect tracking system");</text:p>
      <text:p text:style-name="P7"><text:tab/><text:tab/>System.out.println(" State changed to AVAILABLE");</text:p>
      <text:p text:style-name="P7"><text:tab/>}</text:p>
      <text:p text:style-name="P7"></text:p>
      <text:p text:style-name="P7"><text:tab/>public Long getLines() {</text:p>
      <text:p text:style-name="P7"><text:tab/><text:tab/>return lines;</text:p>
      <text:p text:style-name="P7"><text:tab/>}</text:p>
      <text:p text:style-name="P7"></text:p>
      <text:p text:style-name="P7"><text:tab/>public void setLines(Long lines) {</text:p>
      <text:p text:style-name="P7"><text:tab/><text:tab/>this.lines = lines;</text:p>
      <text:p text:style-name="P7"><text:tab/>}</text:p>
      <text:p text:style-name="P7"><text:tab/>public Person getTester() {</text:p>
      <text:p text:style-name="P7"><text:tab/><text:tab/>return tester;</text:p>
      <text:p text:style-name="P7"><text:tab/>}</text:p>
      <text:p text:style-name="P7"></text:p>
      <text:p text:style-name="P7"><text:tab/>public void setTester(Person tester) {</text:p>
      <text:p text:style-name="P7"><text:tab/><text:tab/>this.tester = tester;</text:p>
      <text:p text:style-name="P7"><text:tab/>}</text:p>
      <text:p text:style-name="P7"></text:p>
      <text:p text:style-name="P7"><text:tab/>public State getState() {</text:p>
      <text:p text:style-name="P7"><text:tab/><text:tab/>return state;</text:p>
      <text:p text:style-name="P7"><text:tab/>}</text:p>
      <text:p text:style-name="P7"></text:p>
      <text:p text:style-name="P7"><text:tab/>public void setState(State state) {</text:p>
      <text:p text:style-name="P7"><text:tab/><text:tab/>this.state = state;</text:p>
      <text:p text:style-name="P7"><text:tab/>}</text:p>
      <text:p text:style-name="P7"></text:p>
      <text:p text:style-name="P7"><text:tab/>public Person getDeveloper() {</text:p>
      <text:p text:style-name="P7"><text:tab/><text:tab/>return developer;</text:p>
      <text:p text:style-name="P7"><text:tab/>}</text:p>
      <text:p text:style-name="P7"></text:p>
      <text:p text:style-name="P7"><text:soft-page-break/><text:tab/>public void setDeveloper(Person developer) {</text:p>
      <text:p text:style-name="P7"><text:tab/><text:tab/>this.developer = developer;</text:p>
      <text:p text:style-name="P7"><text:tab/>}</text:p>
      <text:p text:style-name="P7"></text:p>
      <text:p text:style-name="P7"><text:tab/>public Person getReviewer() {</text:p>
      <text:p text:style-name="P7"><text:tab/><text:tab/>return reviewer;</text:p>
      <text:p text:style-name="P7"><text:tab/>}</text:p>
      <text:p text:style-name="P7"></text:p>
      <text:p text:style-name="P7"><text:tab/>public void setReviewer(Person reviewer) {</text:p>
      <text:p text:style-name="P7"><text:tab/><text:tab/>this.reviewer = reviewer;</text:p>
      <text:p text:style-name="P7"><text:tab/>}</text:p>
      <text:p text:style-name="P7">}</text:p>
      <text:p text:style-name="P7"/>
      <text:p text:style-name="P2">2) Available.java</text:p>
      <text:p text:style-name="P2"/>
      <text:p text:style-name="P7">package ccoew.it.i2.BusinessLogic;</text:p>
      <text:p text:style-name="P7"></text:p>
      <text:p text:style-name="P7">public class Available extends State{</text:p>
      <text:p text:style-name="P7"></text:p>
      <text:p text:style-name="P7"><text:tab/>public void acquireDefect(Defect D){</text:p>
      <text:p text:style-name="P7"></text:p>
      <text:p text:style-name="P7"><text:tab/><text:tab/>System.out.println("\n Current State is AVAILABLE");</text:p>
      <text:p text:style-name="P7"><text:tab/><text:tab/>D.setDeveloper(new Person("Ramesh"));</text:p>
      <text:p text:style-name="P7"><text:tab/></text:p>
      <text:p text:style-name="P7"><text:tab/><text:tab/>System.out.println(" Developer "+D.getDeveloper()+ " acquire this defect");</text:p>
      <text:p text:style-name="P7"></text:p>
      <text:p text:style-name="P7"><text:tab/><text:tab/>D.setState(new InProgress());</text:p>
      <text:p text:style-name="P7"><text:tab/><text:tab/>System.out.println(" AVAILABLE state changed into INPROGESS state");</text:p>
      <text:p text:style-name="P7"><text:tab/>}</text:p>
      <text:p text:style-name="P7"></text:p>
      <text:p text:style-name="P7">}</text:p>
      <text:p text:style-name="P2"/>
      <text:p text:style-name="P2">3) InProgress.java</text:p>
      <text:p text:style-name="P7">package ccoew.it.i2.BusinessLogic;</text:p>
      <text:p text:style-name="P7"></text:p>
      <text:p text:style-name="P7">public class InProgress extends State{</text:p>
      <text:p text:style-name="P7"></text:p>
      <text:p text:style-name="P7"><text:tab/>public void findSolution(Defect D){</text:p>
      <text:p text:style-name="P7"></text:p>
      <text:p text:style-name="P7"><text:tab/><text:tab/>System.out.println("\n Current State is INPROGESS");</text:p>
      <text:p text:style-name="P7"><text:tab/><text:tab/>System.out.println(" Defect is Fixed, solution found");</text:p>
      <text:p text:style-name="P7"><text:tab/><text:tab/>D.setState(new ReadyForReview());</text:p>
      <text:p text:style-name="P7"><text:tab/><text:tab/>System.out.println(" INPROGESS state changed into READYFORREVIEW state");</text:p>
      <text:p text:style-name="P7"><text:tab/>}</text:p>
      <text:p text:style-name="P7">}</text:p>
      <text:p text:style-name="P7"/>
      <text:p text:style-name="P2">4) Person.java</text:p>
      <text:p text:style-name="P7">package ccoew.it.i2.BusinessLogic;</text:p>
      <text:p text:style-name="P7"></text:p>
      <text:p text:style-name="P7">public class Person {</text:p>
      <text:p text:style-name="P7"></text:p>
      <text:p text:style-name="P7"><text:tab/>private String name;</text:p>
      <text:p text:style-name="P7"><text:soft-page-break/></text:p>
      <text:p text:style-name="P7"><text:tab/>public Person(String name) {</text:p>
      <text:p text:style-name="P7"><text:tab/><text:tab/>super();</text:p>
      <text:p text:style-name="P7"><text:tab/><text:tab/>this.name = name;</text:p>
      <text:p text:style-name="P7"><text:tab/>}</text:p>
      <text:p text:style-name="P7"></text:p>
      <text:p text:style-name="P7"><text:tab/>public String getName() {</text:p>
      <text:p text:style-name="P7"><text:tab/><text:tab/>return name;</text:p>
      <text:p text:style-name="P7"><text:tab/>}</text:p>
      <text:p text:style-name="P7"></text:p>
      <text:p text:style-name="P7"><text:tab/>public void setName(String name) {</text:p>
      <text:p text:style-name="P7"><text:tab/><text:tab/>this.name = name;</text:p>
      <text:p text:style-name="P7"><text:tab/>}</text:p>
      <text:p text:style-name="P7"></text:p>
      <text:p text:style-name="P7"><text:tab/>@Override</text:p>
      <text:p text:style-name="P7"><text:tab/>public String toString() {</text:p>
      <text:p text:style-name="P7"><text:tab/><text:tab/>return "Person [name=" + name + "]";</text:p>
      <text:p text:style-name="P7"><text:tab/>}</text:p>
      <text:p text:style-name="P7">}</text:p>
      <text:p text:style-name="P7"/>
      <text:p text:style-name="P2">5)ReadyForReview.java</text:p>
      <text:p text:style-name="P2"/>
      <text:p text:style-name="P7">package ccoew.it.i2.BusinessLogic;</text:p>
      <text:p text:style-name="P7"></text:p>
      <text:p text:style-name="P7">public class ReadyForReview extends State{</text:p>
      <text:p text:style-name="P7"></text:p>
      <text:p text:style-name="P7"><text:tab/>public void reviewDefect(Defect D){</text:p>
      <text:p text:style-name="P7"></text:p>
      <text:p text:style-name="P7"><text:tab/><text:tab/>Long count; </text:p>
      <text:p text:style-name="P7"><text:tab/><text:tab/>System.out.println("\n Current State is READYFORREVIEW");</text:p>
      <text:p text:style-name="P7"><text:tab/><text:tab/>D.setReviewer(new Person("Mahesh"));</text:p>
      <text:p text:style-name="P7"><text:tab/><text:tab/>System.out.println(" Reviewer " +D.getReviewer()+ " reviews the solution of defect");</text:p>
      <text:p text:style-name="P7"><text:tab/><text:tab/></text:p>
      <text:p text:style-name="P7"><text:tab/><text:tab/>D.setLines(Math.round(50*Math.random()));</text:p>
      <text:p text:style-name="P7"><text:tab/><text:tab/>count = D.getLines();</text:p>
      <text:p text:style-name="P7"><text:tab/><text:tab/>System.out.println("\n Count is = "+count);</text:p>
      <text:p text:style-name="P7"></text:p>
      <text:p text:style-name="P7"><text:tab/><text:tab/>if (count&lt; 30)</text:p>
      <text:p text:style-name="P7"><text:tab/><text:tab/>{</text:p>
      <text:p text:style-name="P7"><text:tab/><text:tab/><text:tab/>D.setState(new Available());</text:p>
      <text:p text:style-name="P7"><text:tab/><text:tab/><text:tab/>System.out.println(" READYFORREVIEW state changed into AVAILABLE state");</text:p>
      <text:p text:style-name="P7"><text:tab/><text:tab/>}</text:p>
      <text:p text:style-name="P7"><text:tab/><text:tab/>else</text:p>
      <text:p text:style-name="P7"><text:tab/><text:tab/>{</text:p>
      <text:p text:style-name="P7"><text:tab/><text:tab/><text:tab/>D.setState(new Resolved());</text:p>
      <text:p text:style-name="P7"><text:tab/><text:tab/><text:tab/>System.out.println(" READYFORREVIEW state changed into RESOLVED state");</text:p>
      <text:p text:style-name="P7"><text:tab/><text:tab/>}</text:p>
      <text:p text:style-name="P7"><text:tab/>}</text:p>
      <text:p text:style-name="P7">}</text:p>
      <text:p text:style-name="P3"><text:soft-page-break/>6)Resolved.java</text:p>
      <text:p text:style-name="P8"/>
      <text:p text:style-name="P8">package ccoew.it.i2.BusinessLogic;</text:p>
      <text:p text:style-name="P8"></text:p>
      <text:p text:style-name="P8">public class Resolved extends State{</text:p>
      <text:p text:style-name="P8"></text:p>
      <text:p text:style-name="P8">}</text:p>
      <text:p text:style-name="P8"/>
      <text:p text:style-name="P4">7)State.java</text:p>
      <text:p text:style-name="P9">package ccoew.it.i2.BusinessLogic;</text:p>
      <text:p text:style-name="P9"></text:p>
      <text:p text:style-name="P9">public class State {</text:p>
      <text:p text:style-name="P9"></text:p>
      <text:p text:style-name="P9"><text:tab/>public void aquireDefect(Defect defect) {</text:p>
      <text:p text:style-name="P9"><text:tab/><text:tab/>System.out.println("the dected is not yet aquired");</text:p>
      <text:p text:style-name="P9"><text:tab/>}</text:p>
      <text:p text:style-name="P9"></text:p>
      <text:p text:style-name="P9"><text:tab/>public void findSolution(Defect defect) {</text:p>
      <text:p text:style-name="P9"><text:tab/><text:tab/>System.out.println("The solution is not yet found");</text:p>
      <text:p text:style-name="P9"><text:tab/>}</text:p>
      <text:p text:style-name="P9"></text:p>
      <text:p text:style-name="P9"><text:tab/>public void reviewDefect(Defect defect) {</text:p>
      <text:p text:style-name="P9"><text:tab/><text:tab/>System.out.println("The defect is not yet reviewed");</text:p>
      <text:p text:style-name="P9"><text:tab/>}</text:p>
      <text:p text:style-name="P9">}</text:p>
      <text:p text:style-name="P10">*****************************<text:span text:style-name="T4">Client</text:span> Pa<text:span text:style-name="T5">ckage**</text:span>****************************</text:p>
      <text:p text:style-name="P5">TestClient.java</text:p>
      <text:p text:style-name="P5"/>
      <text:p text:style-name="P11">package ccoew.it.i2.Client;</text:p>
      <text:p text:style-name="P11">import ccoew.it.i2.BusinessLogic.Available;</text:p>
      <text:p text:style-name="P11">import ccoew.it.i2.BusinessLogic.Defect;</text:p>
      <text:p text:style-name="P11">import ccoew.it.i2.BusinessLogic.InProgress;</text:p>
      <text:p text:style-name="P11">import ccoew.it.i2.BusinessLogic.ReadyForReview;</text:p>
      <text:p text:style-name="P11"></text:p>
      <text:p text:style-name="P11">public class TestClient {</text:p>
      <text:p text:style-name="P11"></text:p>
      <text:p text:style-name="P11"><text:tab/>/**</text:p>
      <text:p text:style-name="P11"><text:tab/> * @param args</text:p>
      <text:p text:style-name="P11"><text:tab/> */</text:p>
      <text:p text:style-name="P11"><text:tab/>public static void main(String[] args) {</text:p>
      <text:p text:style-name="P11"><text:tab/><text:tab/>// TODO Auto-generated method stub</text:p>
      <text:p text:style-name="P11"></text:p>
      <text:p text:style-name="P11"><text:tab/><text:tab/>Defect Dobj = new Defect();</text:p>
      <text:p text:style-name="P11"><text:tab/><text:tab/>Available Aobj = new Available();</text:p>
      <text:p text:style-name="P11"><text:tab/><text:tab/>InProgress Iobj = new InProgress();</text:p>
      <text:p text:style-name="P11"><text:tab/><text:tab/>ReadyForReview Robj = new ReadyForReview();</text:p>
      <text:p text:style-name="P11"></text:p>
      <text:p text:style-name="P11"><text:tab/><text:tab/>Dobj.enterDefectToDTS(Dobj);</text:p>
      <text:p text:style-name="P11"><text:tab/><text:tab/>Aobj.acquireDefect(Dobj);</text:p>
      <text:p text:style-name="P11"><text:tab/><text:tab/>Iobj.findSolution(Dobj);</text:p>
      <text:p text:style-name="P11"><text:tab/><text:tab/>Robj.reviewDefect(Dobj);<text:tab/></text:p>
      <text:p text:style-name="P11"><text:tab/>}</text:p>
      <text:p text:style-name="P11"><text:soft-page-break/>}</text:p>
      <text:p text:style-name="P9">/*</text:p>
      <text:p text:style-name="P5">Output -:</text:p>
      <text:p text:style-name="P11"/>
      <text:p text:style-name="P11">A software Tester Person [name=Suresh] enters a defect in defect tracking system</text:p>
      <text:p text:style-name="P11"><text:s/>State changed to AVAILABLE</text:p>
      <text:p text:style-name="P11"></text:p>
      <text:p text:style-name="P11"><text:s/>Current State is AVAILABLE</text:p>
      <text:p text:style-name="P11"><text:s/>Developer Person [name=Ramesh] acquire this defect</text:p>
      <text:p text:style-name="P11"><text:s/>AVAILABLE state changed into INPROGESS state</text:p>
      <text:p text:style-name="P11"></text:p>
      <text:p text:style-name="P11"><text:s/>Current State is INPROGESS</text:p>
      <text:p text:style-name="P11"><text:s/>Defect is Fixed, solution found</text:p>
      <text:p text:style-name="P11"><text:s/>INPROGESS state changed into READYFORREVIEW state</text:p>
      <text:p text:style-name="P11"></text:p>
      <text:p text:style-name="P11"><text:s/>Current State is READYFORREVIEW</text:p>
      <text:p text:style-name="P11"><text:s/>Reviewer Person [name=Mahesh] reviews the solution of defect</text:p>
      <text:p text:style-name="P11"></text:p>
      <text:p text:style-name="P11"><text:s/>Count is = 46</text:p>
      <text:p text:style-name="P11"><text:s/>READYFORREVIEW state changed into RESOLVED state</text:p>
      <text:p text:style-name="P11"/>
      <text:p text:style-name="P1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4:13:39.209105775</meta:creation-date>
    <dc:date>2016-10-03T14:20:00.624448118</dc:date>
    <meta:editing-duration>PT3M2S</meta:editing-duration>
    <meta:editing-cycles>6</meta:editing-cycles>
    <meta:generator>LibreOffice/4.2.3.3$Linux_x86 LibreOffice_project/420m0$Build-3</meta:generator>
    <meta:document-statistic meta:table-count="0" meta:image-count="0" meta:object-count="0" meta:page-count="5" meta:paragraph-count="212" meta:word-count="516" meta:character-count="4712" meta:non-whitespace-character-count="3984"/>
  </office:meta>
</office:document-meta>
</file>